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 What goal will your website be designed to achieve?</text:span></text:p>
      <text:p text:style-name="Standard"><text:tab/>My website is a place for users to search, browse, and save their favorite cocktails. They will be able to get a list of ingredients required to make the cocktails, and the website can recommend related cocktails.</text:p>
      <text:p text:style-name="Standard"/>
      <text:p text:style-name="Standard"><text:span text:style-name="T1">2. What kind of users will visit your site? In other words, what is the demographic of your users? </text:span></text:p>
      <text:p text:style-name="Standard"><text:tab/>Adults over 21, though it will be possible to search for non-alcoholic drinks.</text:p>
      <text:p text:style-name="Standard"/>
      <text:p text:style-name="Standard"><text:span text:style-name="T1">3. What data do you plan on using? You may have not picked your actual API yet, which is fine, just outline what kind of data you would like it to contain.</text:span> </text:p>
      <text:p text:style-name="Standard"><text:tab/><text:a xlink:type="simple" xlink:href="https://www.thecocktaildb.com/api.php" text:style-name="ListLabel_20_1" text:visited-style-name="ListLabel_20_1"><text:span text:style-name="T2">https://www.thecocktaildb.com/api.php</text:span></text:a> - This is an api that contains hundreds of different drinks along with recipes for making each of them.</text:p>
      <text:p text:style-name="Standard"/>
      <text:p text:style-name="Standard"><text:span text:style-name="T1">4. In brief, outline your approach to creating your project (knowing that you may not know everything in advance and that these details might change later). Answer questions like the ones below, but feel free to add more information:</text:span> </text:p>
      <text:p text:style-name="P1"><text:span text:style-name="T1">a. What does your database schema look like?</text:span> </text:p>
      <text:p text:style-name="P1">Users table:</text:p>
      <text:p text:style-name="P1"><text:tab/>Username (primary key)</text:p>
      <text:p text:style-name="P1"><text:tab/>Password</text:p>
      <text:p text:style-name="P1"><text:tab/>Email(for password recovery)</text:p>
      <text:p text:style-name="P1"/>
      <text:p text:style-name="P1">Saved drinks (many-many):</text:p>
      <text:p text:style-name="P1"><text:tab/>Username (primary key, foreign key)</text:p>
      <text:p text:style-name="P1"><text:tab/>Drink name - will come from api (primary key)</text:p>
      <text:p text:style-name="P1"/>
      <text:p text:style-name="P2"><text:span text:style-name="T1">b. What kinds of issues might you run into with your API?</text:span></text:p>
      <text:p text:style-name="P2">Some features are locked behind a paid subscription. This will limit certain functionalities</text:p>
      <text:p text:style-name="P2"/>
      <text:p text:style-name="P2"><text:span text:style-name="T1">c. Is there any sensitive information you need to secure?</text:span> </text:p>
      <text:p text:style-name="P2">User passwords. Passwords will only be stored in the database after being encrypted with Bcrypt</text:p>
      <text:p text:style-name="P2"><text:soft-page-break/></text:p>
      <text:p text:style-name="P2"><text:span text:style-name="T1">d. What functionality will your app include?</text:span></text:p>
      <text:p text:style-name="P2">Users can search and browse drinks.</text:p>
      <text:p text:style-name="P2">Each drink has a list of ingredients and detailed instructions for making it</text:p>
      <text:p text:style-name="P2">Users can save their favorite drinks</text:p>
      <text:p text:style-name="P2">Users can generate a list of ingredients required to make their saved drinks</text:p>
      <text:p text:style-name="P3"/>
      <text:p text:style-name="P2"><text:span text:style-name="T1">e. What will the user flow look like? </text:span></text:p>
      <text:p text:style-name="P2">Home page shows a few random drinks.</text:p>
      <text:p text:style-name="P2">Users can sign in, and are directed to their profile, which will show any saved drinks</text:p>
      <text:p text:style-name="P2">Users can browse drinks, or search by keyword or category</text:p>
      <text:p text:style-name="P2">Each drink will have its own page which will display its ingredients and instructions for making it.</text:p>
      <text:p text:style-name="P2">Users can save drinks</text:p>
      <text:p text:style-name="P2">Users can generate a list of ingredients required to make all of their saved drinks.</text:p>
      <text:p text:style-name="P2"/>
      <text:p text:style-name="P2"><text:span text:style-name="T1">f. What features make your site more than CRUD?</text:span></text:p>
      <text:p text:style-name="P2">Creating a list of ingredients for saved drinks.</text:p>
      <text:p text:style-name="P2">Recommending related drinks based on the saved drinks</text:p>
      <text:p text:style-name="P2"/>
      <text:p text:style-name="P2"/>
      <text:p text:style-name="P3"><text:span text:style-name="T1">Do you have any stretch goals?</text:span></text:p>
      <text:p text:style-name="P3"><text:tab/>Looking up drinks that can be made with existing ingredients</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417" meta:character-count="2434" meta:non-whitespace-character-count="2037"/>
    <meta:generator>LibreOfficeDev/6.0.5.2$Linux_X86_64 LibreOffice_project/</meta:generator>
  </office:meta>
</office:document-meta>
</file>